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officeooo:paragraph-rsid="0027f546" style:font-size-asian="12pt" style:font-size-complex="12pt"/>
    </style:style>
    <style:style style:name="P2" style:family="paragraph" style:parent-style-name="Standard">
      <style:text-properties officeooo:rsid="003fa94e" officeooo:paragraph-rsid="003fa94e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codeSource">
      <style:paragraph-properties fo:margin-left="2.498cm" fo:margin-right="0cm" fo:text-indent="0cm" style:auto-text-indent="false"/>
      <style:text-properties officeooo:paragraph-rsid="0027f546"/>
    </style:style>
    <style:style style:name="P5" style:family="paragraph" style:parent-style-name="codeSource">
      <style:paragraph-properties fo:margin-left="2.498cm" fo:margin-right="0cm" fo:text-indent="0cm" style:auto-text-indent="false"/>
      <style:text-properties officeooo:rsid="0039d017" officeooo:paragraph-rsid="0039d017"/>
    </style:style>
    <style:style style:name="P6" style:family="paragraph" style:parent-style-name="codeSource">
      <style:paragraph-properties fo:margin-left="2.498cm" fo:margin-right="0cm" fo:text-indent="0cm" style:auto-text-indent="false"/>
      <style:text-properties officeooo:paragraph-rsid="0039d017"/>
    </style:style>
    <style:style style:name="P7" style:family="paragraph" style:parent-style-name="Standard">
      <style:paragraph-properties fo:margin-left="2.498cm" fo:margin-right="0cm" fo:text-indent="0cm" style:auto-text-indent="false"/>
      <style:text-properties style:font-name="Times New Roman1" fo:font-size="12pt" officeooo:paragraph-rsid="0027f546" style:font-size-asian="12pt" style:font-size-complex="12pt"/>
    </style:style>
    <style:style style:name="P8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officeooo:rsid="0027f546" officeooo:paragraph-rsid="0027f546"/>
    </style:style>
    <style:style style:name="P9" style:family="paragraph" style:parent-style-name="Standard">
      <style:paragraph-properties fo:margin-left="2.498cm" fo:margin-right="0cm" fo:text-indent="-0.635cm" style:auto-text-indent="false"/>
      <style:text-properties style:font-name="Times New Roman1" fo:font-size="12pt" officeooo:rsid="002a864c" officeooo:paragraph-rsid="002a864c" style:font-size-asian="12pt" style:font-size-complex="12pt"/>
    </style:style>
    <style:style style:name="P10" style:family="paragraph" style:parent-style-name="Standard">
      <style:paragraph-properties fo:margin-left="2.434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2" style:family="paragraph" style:parent-style-name="Standard" style:list-style-name="L2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3" style:family="paragraph" style:parent-style-name="Standard" style:list-style-name="L3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4" style:family="paragraph" style:parent-style-name="Standard" style:list-style-name="L3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5" style:family="paragraph" style:parent-style-name="Standard" style:list-style-name="L4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6" style:family="paragraph" style:parent-style-name="Standard" style:list-style-name="L4">
      <style:paragraph-properties fo:margin-left="2.498cm" fo:margin-right="0cm" fo:text-indent="-0.635cm" style:auto-text-indent="false"/>
      <style:text-properties officeooo:paragraph-rsid="0027f546"/>
    </style:style>
    <style:style style:name="P17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8" style:family="paragraph" style:parent-style-name="question">
      <style:text-properties officeooo:paragraph-rsid="0027f546"/>
    </style:style>
    <style:style style:name="P19" style:family="paragraph" style:parent-style-name="question">
      <style:text-properties style:font-name="Times New Roman1" fo:font-size="12pt" officeooo:rsid="0017c4d3" officeooo:paragraph-rsid="0027f546" style:font-size-asian="12pt" style:font-size-complex="12pt"/>
    </style:style>
    <style:style style:name="P20" style:family="paragraph" style:parent-style-name="question">
      <style:text-properties officeooo:rsid="0015bae6" officeooo:paragraph-rsid="0027f546"/>
    </style:style>
    <style:style style:name="P21" style:family="paragraph" style:parent-style-name="question">
      <style:text-properties officeooo:rsid="0015bae6" officeooo:paragraph-rsid="00387a7c"/>
    </style:style>
    <style:style style:name="P22" style:family="paragraph" style:parent-style-name="question">
      <style:text-properties officeooo:rsid="0035272c" officeooo:paragraph-rsid="0035272c"/>
    </style:style>
    <style:style style:name="P23" style:family="paragraph" style:parent-style-name="question" style:list-style-name="Numbering_20_1">
      <style:text-properties officeooo:paragraph-rsid="0027f546"/>
    </style:style>
    <style:style style:name="P24" style:family="paragraph" style:parent-style-name="question">
      <style:text-properties officeooo:rsid="002a864c"/>
    </style:style>
    <style:style style:name="T1" style:family="text">
      <style:text-properties officeooo:rsid="00201a87"/>
    </style:style>
    <style:style style:name="T2" style:family="text">
      <style:text-properties officeooo:rsid="0027f546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officeooo:rsid="0017c4d3" style:font-size-asian="12pt" style:font-size-complex="12pt"/>
    </style:style>
    <style:style style:name="T5" style:family="text">
      <style:text-properties officeooo:rsid="0017c4d3"/>
    </style:style>
    <style:style style:name="T6" style:family="text">
      <style:text-properties officeooo:rsid="0015bae6"/>
    </style:style>
    <style:style style:name="T7" style:family="text">
      <style:text-properties officeooo:rsid="002c0e10"/>
    </style:style>
    <style:style style:name="T8" style:family="text">
      <style:text-properties officeooo:rsid="002d9544"/>
    </style:style>
    <style:style style:name="T9" style:family="text">
      <style:text-properties officeooo:rsid="002ff32b"/>
    </style:style>
    <style:style style:name="T10" style:family="text">
      <style:text-properties officeooo:rsid="0035272c"/>
    </style:style>
    <style:style style:name="T11" style:family="text">
      <style:text-properties officeooo:rsid="0035272c" fo:background-color="#00ff00" loext:char-shading-value="0"/>
    </style:style>
    <style:style style:name="T12" style:family="text">
      <style:text-properties officeooo:rsid="00387a7c"/>
    </style:style>
    <style:style style:name="T13" style:family="text">
      <style:text-properties fo:font-style="italic" fo:font-weight="bold" officeooo:rsid="00387a7c" style:font-style-asian="italic" style:font-weight-asian="bold" style:font-style-complex="italic" style:font-weight-complex="bold"/>
    </style:style>
    <style:style style:name="T14" style:family="text">
      <style:text-properties officeooo:rsid="00398da3"/>
    </style:style>
    <style:style style:name="T15" style:family="text">
      <style:text-properties officeooo:rsid="0039d017"/>
    </style:style>
    <style:style style:name="T16" style:family="text">
      <style:text-properties officeooo:rsid="003d73ce"/>
    </style:style>
    <style:style style:name="T17" style:family="text">
      <style:text-properties officeooo:rsid="003ecb55"/>
    </style:style>
    <style:style style:name="T18" style:family="text">
      <style:text-properties officeooo:rsid="0041e427"/>
    </style:style>
    <style:style style:name="T19" style:family="text">
      <style:text-properties officeooo:rsid="0044198b"/>
    </style:style>
    <style:style style:name="T20" style:family="text">
      <style:text-properties fo:color="#800000" officeooo:rsid="004419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7" text:outline-level="4"><text:tab/>Année 20<text:span text:style-name="T1">17</text:span>-201<text:span text:style-name="T18">8</text:span><text:tab/>S<text:span text:style-name="T15">NIR</text:span> 1</text:h>
          </table:table-cell>
        </table:table-row>
        <table:table-row table:style-name="Tableau1.2">
          <table:table-cell table:style-name="Tableau1.A2" office:value-type="string">
            <text:p text:style-name="P3">Langage C<text:tab/><text:tab/><text:span text:style-name="T8">Fichiers</text:span></text:p>
          </table:table-cell>
        </table:table-row>
        <table:table-row table:style-name="Tableau1.2">
          <table:table-cell table:style-name="Tableau1.A2" office:value-type="string">
            <text:p text:style-name="P3">~ Travaux Dirigés : Les <text:span text:style-name="T2">accès fichier</text:span> en C</text:p>
          </table:table-cell>
        </table:table-row>
      </table:table>
      <text:p text:style-name="P8">Accès aux fichiers en C</text:p>
      <text:list xml:id="list4176772593804462778" text:style-name="Numbering_20_1">
        <text:list-item>
          <text:p text:style-name="P18">Donnez le code d'un programme écrivant la chaine de caractères "bonjour" dans un fichier nommé "essai.txt" et se trouvant dans <text:span text:style-name="T6">votre</text:span> répertoire <text:span text:style-name="T6">personnel</text:span>.</text:p>
        </text:list-item>
      </text:list>
      <text:list xml:id="list4546378966312719672" text:style-name="L1">
        <text:list-item>
          <text:p text:style-name="P11">En mode haut niveau</text:p>
        </text:list-item>
      </text:list>
      <text:p text:style-name="P1"/>
      <text:list xml:id="list81559167832662" text:continue-list="list4176772593804462778" text:style-name="Numbering_20_1">
        <text:list-item>
          <text:p text:style-name="P18">Donnez le code d'un <text:span text:style-name="T6">programme qui affichera le contenu du fichier texte (/home/USERS/ELEVES/SNIR2017/fichierTexte.txt), caractère par caractère .</text:span></text:p>
        </text:list-item>
      </text:list>
      <text:list xml:id="list7147256337973245865" text:style-name="L2">
        <text:list-item>
          <text:p text:style-name="P12">En mode haut niveau</text:p>
        </text:list-item>
      </text:list>
      <text:list xml:id="list81560022109807" text:continue-list="list81559167832662" text:style-name="Numbering_20_1">
        <text:list-item>
          <text:p text:style-name="P19">Modifiez votre programme afin que celui-ci affiche le nombre de lettres minuscules <text:span text:style-name="T16">non accentuées</text:span> contenu dans le fichier.<text:span text:style-name="T14">( normalement vous devez en trouver 1832)</text:span></text:p>
        </text:list-item>
      </text:list>
      <text:p text:style-name="P7"><text:span text:style-name="T9">Soit le type personne défini comme suit</text:span>:</text:p>
      <text:p text:style-name="P5">#define NBMAXCAR <text:span text:style-name="T17">50</text:span></text:p>
      <text:p text:style-name="P4">typedef struct <text:span text:style-name="T6">personne</text:span>{</text:p>
      <text:p text:style-name="P6"><text:tab/>char nom[<text:span text:style-name="T15">NBMAXCAR</text:span>];</text:p>
      <text:p text:style-name="P6"><text:tab/>char prenom[<text:span text:style-name="T15">NBMAXCAR</text:span>];</text:p>
      <text:p text:style-name="P4"><text:tab/>int age;</text:p>
      <text:p text:style-name="P4"><text:tab/>float poids;</text:p>
      <text:p text:style-name="P4"><text:tab/><text:span text:style-name="T7">char sexe ; // 'f' ou 'm'</text:span></text:p>
      <text:p text:style-name="P4">}<text:span text:style-name="T6">typePersonne</text:span>;</text:p>
      <text:p text:style-name="P1"/>
      <text:list xml:id="list81559265243382" text:continue-numbering="true" text:style-name="Numbering_20_1">
        <text:list-item>
          <text:p text:style-name="P18">Ecrivez un programme <text:span text:style-name="T6">qui va créer 5 personnes et sauvegarder les données dans un fichier</text:span>.</text:p>
        </text:list-item>
      </text:list>
      <text:list xml:id="list2310073585771320958" text:style-name="L3">
        <text:list-item>
          <text:p text:style-name="P13">En mode haut niveau <text:span text:style-name="T5">avec fprintf.</text:span></text:p>
        </text:list-item>
        <text:list-item>
          <text:p text:style-name="P14">En mode haut niveau avec fwrite.</text:p>
        </text:list-item>
      </text:list>
      <text:p text:style-name="P1"/>
      <text:list xml:id="list81559613356614" text:continue-list="list81559265243382" text:style-name="Numbering_20_1">
        <text:list-item>
          <text:p text:style-name="P20">Quelle devrait être la taille du fichier généré ? <text:span text:style-name="T20">La taille est de 110 octets</text:span></text:p>
        </text:list-item>
        <text:list-item>
          <text:p text:style-name="P21"><text:span text:style-name="T12">Quelles différences constatez vous dans le contenu des fichiers générés (vous pourrez vous aider de l'application </text:span><text:span text:style-name="T13">ghex</text:span><text:span text:style-name="T12"> pour voir les contenus de fichier "non texte") ?</text:span></text:p>
        </text:list-item>
        <text:list-item>
          <text:p text:style-name="P20">Quelle est sa taille réelle ?</text:p>
        </text:list-item>
      </text:list>
      <text:p text:style-name="P10"><text:span text:style-name="T10">Ajoutez la ligne suivante </text:span><text:span text:style-name="T11">#pragma pack(push, 1)</text:span><text:span text:style-name="T10"> après vos inclusion de bibliothèque, et regénérer le fichier créé avec fwrite.</text:span></text:p>
      <text:list xml:id="list81559479548673" text:continue-numbering="true" text:style-name="Numbering_20_1">
        <text:list-item>
          <text:p text:style-name="P22">Que constatez vous par rapport à sa taille <text:span text:style-name="T15">précédente</text:span> ?</text:p>
        </text:list-item>
      </text:list>
      <text:p text:style-name="P2">Pour plus d'explications voir : <text:a xlink:type="simple" xlink:href="https://fr.wikipedia.org/wiki/Alignement_en_mémoire" text:style-name="Internet_20_link" text:visited-style-name="Visited_20_Internet_20_Link">https://fr.wikipedia.org/wiki/Alignement_en_m%C3%A9moire</text:a></text:p>
      <text:p text:style-name="P2"/>
      <text:list xml:id="list81558372473915" text:continue-numbering="true" text:style-name="Numbering_20_1">
        <text:list-item>
          <text:p text:style-name="P23">Ecrivez un programme <text:span text:style-name="T6">qui va <text:s/>lire et afficher le contenu du fichier contenant des personnes générées par votre voisin.</text:span></text:p>
        </text:list-item>
      </text:list>
      <text:list xml:id="list5424759433504411410" text:style-name="L4">
        <text:list-item>
          <text:p text:style-name="P16"><text:span text:style-name="T3">En mode haut niveau </text:span><text:span text:style-name="T4">avec fscanf.</text:span></text:p>
        </text:list-item>
        <text:list-item>
          <text:p text:style-name="P15">En mode haut niveau avec fread.</text:p>
        </text:list-item>
      </text:list>
      <text:p text:style-name="P9"/>
      <text:list xml:id="list81559529510954" text:continue-list="list81558372473915" text:style-name="Numbering_20_1">
        <text:list-item>
          <text:p text:style-name="P24">Reprenez le code du pendu afin que les mots proposés soient issus d'un fich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vaux Dirigés       -       Algorithmique n°5 </dc:title>
    <meta:initial-creator>Jean Guillet</meta:initial-creator>
    <meta:creation-date>2009-09-22T07:10:24</meta:creation-date>
    <dc:date>2018-02-01T08:15:57.257794680</dc:date>
    <dc:language>en-US</dc:language>
    <meta:editing-cycles>54</meta:editing-cycles>
    <meta:editing-duration>PT18H22S</meta:editing-duration>
    <meta:document-statistic meta:table-count="1" meta:image-count="0" meta:object-count="0" meta:page-count="1" meta:paragraph-count="31" meta:word-count="292" meta:character-count="1778" meta:non-whitespace-character-count="1525"/>
    <meta:user-defined meta:name="Info 1"/>
    <meta:user-defined meta:name="Info 2"/>
    <meta:user-defined meta:name="Info 3"/>
    <meta:user-defined meta:name="Info 4"/>
  </office:meta>
</office:document-meta>
</file>